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officeooo:rsid="000b7814" officeooo:paragraph-rsid="000b7814" style:font-size-asian="15.75pt" style:font-size-complex="18pt"/>
    </style:style>
    <style:style style:name="P2" style:family="paragraph" style:parent-style-name="Standard">
      <style:text-properties fo:font-size="15pt" officeooo:rsid="000b7814" officeooo:paragraph-rsid="000b7814" style:font-size-asian="13.1000003814697pt" style:font-size-complex="15pt"/>
    </style:style>
    <style:style style:name="P3" style:family="paragraph" style:parent-style-name="Standard">
      <style:text-properties fo:font-size="15pt" officeooo:rsid="000ba9db" officeooo:paragraph-rsid="000ba9db" style:font-size-asian="13.1000003814697pt" style:font-size-complex="15pt"/>
    </style:style>
    <style:style style:name="P4" style:family="paragraph" style:parent-style-name="Standard">
      <style:text-properties fo:font-size="15pt" officeooo:rsid="000d4248" officeooo:paragraph-rsid="000efbb0" style:font-size-asian="13.1000003814697pt" style:font-size-complex="15pt"/>
    </style:style>
    <style:style style:name="P5" style:family="paragraph" style:parent-style-name="Standard">
      <style:text-properties fo:font-size="15pt" officeooo:rsid="000d4248" officeooo:paragraph-rsid="000fd13b" style:font-size-asian="13.1000003814697pt" style:font-size-complex="15pt"/>
    </style:style>
    <style:style style:name="P6" style:family="paragraph" style:parent-style-name="Standard">
      <style:text-properties fo:font-size="15pt" officeooo:rsid="000d4248" officeooo:paragraph-rsid="0011ccb9" style:font-size-asian="13.1000003814697pt" style:font-size-complex="15pt"/>
    </style:style>
    <style:style style:name="P7" style:family="paragraph" style:parent-style-name="Standard">
      <style:text-properties fo:font-size="15pt" officeooo:rsid="000d4248" officeooo:paragraph-rsid="00133e92" style:font-size-asian="13.1000003814697pt" style:font-size-complex="15pt"/>
    </style:style>
    <style:style style:name="P8" style:family="paragraph" style:parent-style-name="Standard">
      <style:text-properties fo:font-size="15pt" officeooo:rsid="000d4248" officeooo:paragraph-rsid="0013b228" style:font-size-asian="13.1000003814697pt" style:font-size-complex="15pt"/>
    </style:style>
    <style:style style:name="P9" style:family="paragraph" style:parent-style-name="Standard">
      <style:text-properties fo:font-size="15pt" officeooo:rsid="0013b228" officeooo:paragraph-rsid="0013b228" style:font-size-asian="13.1000003814697pt" style:font-size-complex="15pt"/>
    </style:style>
    <style:style style:name="P10" style:family="paragraph" style:parent-style-name="Standard">
      <style:text-properties fo:font-size="15pt" officeooo:rsid="0014063f" officeooo:paragraph-rsid="0014063f" style:font-size-asian="13.1000003814697pt" style:font-size-complex="15pt"/>
    </style:style>
    <style:style style:name="P11" style:family="paragraph" style:parent-style-name="Standard">
      <style:text-properties fo:font-size="15pt" officeooo:rsid="000efbb0" officeooo:paragraph-rsid="000efbb0" style:font-size-asian="13.1000003814697pt" style:font-size-complex="15pt"/>
    </style:style>
    <style:style style:name="P12" style:family="paragraph" style:parent-style-name="Standard">
      <style:text-properties fo:font-size="15pt" officeooo:rsid="000efbb0" officeooo:paragraph-rsid="000fd13b" style:font-size-asian="13.1000003814697pt" style:font-size-complex="15pt"/>
    </style:style>
    <style:style style:name="P13" style:family="paragraph" style:parent-style-name="Standard">
      <style:text-properties fo:font-size="15pt" officeooo:rsid="000fd13b" officeooo:paragraph-rsid="0011ccb9" style:font-size-asian="13.1000003814697pt" style:font-size-complex="15pt"/>
    </style:style>
    <style:style style:name="P14" style:family="paragraph" style:parent-style-name="Standard">
      <style:text-properties fo:font-size="15pt" officeooo:rsid="00133e92" officeooo:paragraph-rsid="0013b228" style:font-size-asian="13.1000003814697pt" style:font-size-complex="15pt"/>
    </style:style>
    <style:style style:name="P15" style:family="paragraph" style:parent-style-name="Standard">
      <style:text-properties fo:font-size="15pt" officeooo:rsid="0014c290" officeooo:paragraph-rsid="0014c290" style:font-size-asian="13.1000003814697pt" style:font-size-complex="15pt"/>
    </style:style>
    <style:style style:name="P16" style:family="paragraph" style:parent-style-name="Standard">
      <style:text-properties fo:font-size="15pt" officeooo:rsid="001540b1" officeooo:paragraph-rsid="001540b1" style:font-size-asian="13.1000003814697pt" style:font-size-complex="15pt"/>
    </style:style>
    <style:style style:name="P17" style:family="paragraph" style:parent-style-name="Standard">
      <style:text-properties fo:font-size="15pt" officeooo:rsid="0015842f" officeooo:paragraph-rsid="0015842f" style:font-size-asian="13.1000003814697pt" style:font-size-complex="15pt"/>
    </style:style>
    <style:style style:name="P18" style:family="paragraph" style:parent-style-name="Standard">
      <style:text-properties fo:font-size="15pt" officeooo:rsid="001676bd" officeooo:paragraph-rsid="001676bd" style:font-size-asian="13.1000003814697pt" style:font-size-complex="15pt"/>
    </style:style>
    <style:style style:name="P19" style:family="paragraph" style:parent-style-name="Standard">
      <style:text-properties fo:font-size="15pt" officeooo:rsid="001a2106" officeooo:paragraph-rsid="001a2106" style:font-size-asian="13.1000003814697pt" style:font-size-complex="15pt"/>
    </style:style>
    <style:style style:name="P20" style:family="paragraph" style:parent-style-name="Standard">
      <style:text-properties fo:font-size="15pt" officeooo:rsid="001a21df" officeooo:paragraph-rsid="001a21df" style:font-size-asian="13.1000003814697pt" style:font-size-complex="15pt"/>
    </style:style>
    <style:style style:name="T1" style:family="text">
      <style:text-properties officeooo:rsid="000c270c"/>
    </style:style>
    <style:style style:name="T2" style:family="text">
      <style:text-properties officeooo:rsid="0011cc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OSTERIC REGULATIONS</text:p>
      <text:p text:style-name="P1"/>
      <text:p text:style-name="P2">Alosteric regulation of a protein occurs when the regulation trigger , such as the binding of the inhibitor or activator takes place at a distance from the active site.Regulation at diff places – transalation to expression of genes.</text:p>
      <text:p text:style-name="P2">Alosteric regulation differs from simple comp inhibition as here, the binding is not on active site but at some distance.Also while the inhibitor need to be similar chem comp as the substrate, not the case for allosteric inhibitor.</text:p>
      <text:p text:style-name="P2"/>
      <text:p text:style-name="P3">MODE OF OPERATION:</text:p>
      <text:p text:style-name="P3">1.Each pro subunit is either Relaxed(R) ot tensed(T) state.R is more receptive towards ligand binding.In MWC model, all must be in same state, i.e. change in conformation of one automatically causes change in conf of all others.<text:span text:style-name="T1">Ratio deteermined by a thermal equilibrium.However binding increases the R state. <text:tab/></text:span></text:p>
      <text:p text:style-name="P3"/>
      <text:p text:style-name="P4">2.In KNF model, binding occurs at any state via an induced fit model.So binding shifts that subunit to R state without necessarily transforming the neighbuting states.</text:p>
      <text:p text:style-name="P4"/>
      <text:p text:style-name="P11">ALOSTERIC REG BY SMALL MOLECULE BINDING:</text:p>
      <text:p text:style-name="P11">May have positive or negative effects by either switching on or off the effect of certan enzymes .</text:p>
      <text:p text:style-name="P4"/>
      <text:p text:style-name="P11">Categorization based on effect on active sites:</text:p>
      <text:p text:style-name="P4"/>
      <text:p text:style-name="P11">1.Opening/Closing of active site:Binding causes a conformation change which either opens or closes the binding site of the protein by blocking entrance to the binding pocket or a hinge motion between domains.</text:p>
      <text:p text:style-name="P4"/>
      <text:p text:style-name="P12">2.Changes to conformation of active site:Affect the conformations of active sites of protein enough to affect the binding capabilities.In an e.g , binding of inhibitor affects only 4 segments or binding site which thus transmits an “allosteric signal” thus affecting the activity of the active site.</text:p>
      <text:p text:style-name="P5"/>
      <text:p text:style-name="P13">3.Changes to electrostatic prop of active site:Sometimes, changes v less dramatic.owever these slight changes can alter electrostatic prop of active site.For e.g a biological branching where 2 products possible based on electrostatic prop of active site(if -ve can repel the substrate , else binding takes place)</text:p>
      <text:p text:style-name="P6"/>
      <text:p text:style-name="P7"><text:span text:style-name="T2">4.Allosteric control of complex formation:Biding of <text:s/>a small molecule may </text:span><text:soft-page-break/><text:span text:style-name="T2">affect the formation of biological assemblies.Since even binding at a far site affects, it is allosteric inhibition.For e.g histidine alters the domain – 3 which thus forms hexamers thus inhibiting the activity of the protein.</text:span></text:p>
      <text:p text:style-name="P7"/>
      <text:p text:style-name="P14">ALLOSTERIC REGULATION BY PROTEIN BINDING</text:p>
      <text:p text:style-name="P8"/>
      <text:p text:style-name="P9">Proteins can also act as inhibitors or effectors for other roteins.e.g binding of CDK makes the binding site of CDK2 accessile for binding ATP.</text:p>
      <text:p text:style-name="P8"/>
      <text:p text:style-name="P9">ALLOSTERIC REGULATION BY PHOSPHORYLATION:</text:p>
      <text:p text:style-name="P9">Most subtle trigger is the phosphorylation of a residue far from active site.In some e.g , phosphorylaton triggers binding due to some transformation in configuration </text:p>
      <text:p text:style-name="P9"/>
      <text:p text:style-name="P10">ALLOSTERIC REGULATION BY DISULPHIDE BONDS:</text:p>
      <text:p text:style-name="P10">Breaking and making of disulphide bonds away from the active site can also act as conformational changes affecting the active site.For e.g , 2 separate chains are linked by a single disuplhide bond which blocks the active site.Once the bond breaks, the active site is visible</text:p>
      <text:p text:style-name="P10"/>
      <text:p text:style-name="P10"/>
      <text:p text:style-name="P15">MSA</text:p>
      <text:p text:style-name="P16">identfy all possible GPCR proteins</text:p>
      <text:p text:style-name="P16">compare the bound and unbounded state properties </text:p>
      <text:p text:style-name="P16">closeness is important</text:p>
      <text:p text:style-name="P16">shortest path tells about allosteric regulation</text:p>
      <text:p text:style-name="P17">eigen values and bectors</text:p>
      <text:p text:style-name="P17"/>
      <text:p text:style-name="P17"/>
      <text:p text:style-name="P18"><text:span text:style-name="Strong_20_Emphasis">Example of a protein structure pair between ligand-bound and unbound states</text:span>. (a) A ligand-bound state structure of 6-hydroxymethyl-7,8-dihydropterin pyrophosphokinase (HPPK) ([PDB:1HQ2]) and (b) an unbound state structure ([PDB:1IM6]). The ligand is represented <text:span text:style-name="Strong_20_Emphasis">...</text:span></text:p>
      <text:p text:style-name="P18"/>
      <text:p text:style-name="P18"/>
      <text:p text:style-name="P18"><text:span text:style-name="Strong_20_Emphasis">Examples illustrating the difficulty in defining a ligand</text:span>. F16BPase tetramer (a) in free form ([PDB:2FBP]), (b) with F6P (red sphere) in the active site ([PDB:1RDX]), (c) with F6P and AMP (yellow sphere) in the allosteric site ([PDB:1FBP]), and (d</text:p>
      <text:p text:style-name="P18"/>
      <text:p text:style-name="P18">ADP-ribosylation factor (green and blue chains) and exchange factor ARNO (magenta and yellow chains) in unbound (left; PDB entries 1RRF and 1R8M, <text:soft-page-break/>correspondingly) and bound (right; PDB entry 1R8Q) forms. Blue, red and orange dashed lines correspond </text:p>
      <text:p text:style-name="P18"/>
      <text:p text:style-name="P18"/>
      <text:p text:style-name="P19">4xt3 and 1O80</text:p>
      <text:p text:style-name="P19"/>
      <text:p text:style-name="P20">2R4R AND 4L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3:37:11.978182601</meta:creation-date>
    <dc:date>2016-06-22T16:47:34.034911524</dc:date>
    <meta:editing-duration>PT56M6S</meta:editing-duration>
    <meta:editing-cycles>17</meta:editing-cycles>
    <meta:generator>LibreOffice/4.2.8.2$Linux_X86_64 LibreOffice_project/420m0$Build-2</meta:generator>
    <meta:document-statistic meta:table-count="0" meta:image-count="0" meta:object-count="0" meta:page-count="3" meta:paragraph-count="30" meta:word-count="602" meta:character-count="3958" meta:non-whitespace-character-count="3378"/>
  </office:meta>
</office:document-meta>
</file>